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paragraph-properties fo:text-align="center"/>
      <style:text-properties fo:font-size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33% 58%" fo:font-size="22pt" style:font-size-asian="22pt" style:font-size-complex="22pt"/>
    </style:style>
    <style:style style:name="T3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glue-point draw:id="4" svg:x="-4.828cm" svg:y="-2.346cm"/>
          <draw:glue-point draw:id="5" svg:x="-4.828cm" svg:y="2.296cm"/>
          <draw:custom-shape draw:style-name="gr1" draw:text-style-name="P1" draw:layer="layout" svg:width="2.796cm" svg:height="2.563cm" draw:transform="rotate (1.5707963267949) translate (10.819cm 6.39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2" draw:layer="layout" svg:width="0.875cm" svg:height="2.384cm" svg:x="10.8cm" svg:y="3.865cm">
            <draw:text-box>
              <text:p>+</text:p>
              <text:p/>
              <text:p>-</text:p>
            </draw:text-box>
          </draw:frame>
        </draw:g>
        <draw:g xml:id="id5" draw:id="id5">
          <draw:line draw:style-name="gr3" draw:text-style-name="P3" draw:layer="layout" svg:x1="17.5cm" svg:y1="4.929cm" svg:x2="17.927cm" svg:y2="4.433cm">
            <text:p/>
          </draw:line>
          <draw:line draw:style-name="gr3" draw:text-style-name="P3" draw:layer="layout" svg:x1="18.816cm" svg:y1="5.443cm" svg:x2="17.919cm" svg:y2="4.434cm">
            <text:p/>
          </draw:line>
          <draw:line draw:style-name="gr3" draw:text-style-name="P3" draw:layer="layout" svg:x1="20.573cm" svg:y1="5.5cm" svg:x2="21.47cm" svg:y2="4.491cm">
            <text:p/>
          </draw:line>
          <draw:line draw:style-name="gr3" draw:text-style-name="P3" draw:layer="layout" svg:x1="18.772cm" svg:y1="5.467cm" svg:x2="19.669cm" svg:y2="4.458cm">
            <text:p/>
          </draw:line>
          <draw:line draw:style-name="gr3" draw:text-style-name="P3" draw:layer="layout" svg:x1="20.611cm" svg:y1="5.494cm" svg:x2="19.714cm" svg:y2="4.485cm">
            <text:p/>
          </draw:line>
          <draw:line draw:style-name="gr3" draw:text-style-name="P3" draw:layer="layout" svg:x1="22.389cm" svg:y1="5.495cm" svg:x2="21.492cm" svg:y2="4.486cm">
            <text:p/>
          </draw:line>
          <draw:line draw:style-name="gr3" draw:text-style-name="P3" draw:layer="layout" svg:x1="22.373cm" svg:y1="5.445cm" svg:x2="22.8cm" svg:y2="4.949cm">
            <text:p/>
          </draw:line>
        </draw:g>
        <draw:g xml:id="id3" draw:id="id3">
          <draw:line draw:style-name="gr3" draw:text-style-name="P3" draw:layer="layout" svg:x1="9.5cm" svg:y1="10.596cm" svg:x2="9.903cm" svg:y2="10.1cm">
            <text:p/>
          </draw:line>
          <draw:line draw:style-name="gr3" draw:text-style-name="P3" draw:layer="layout" svg:x1="10.741cm" svg:y1="11.11cm" svg:x2="9.895cm" svg:y2="10.101cm">
            <text:p/>
          </draw:line>
          <draw:line draw:style-name="gr3" draw:text-style-name="P3" draw:layer="layout" svg:x1="12.399cm" svg:y1="11.167cm" svg:x2="13.245cm" svg:y2="10.158cm">
            <text:p/>
          </draw:line>
          <draw:line draw:style-name="gr3" draw:text-style-name="P3" draw:layer="layout" svg:x1="10.7cm" svg:y1="11.134cm" svg:x2="11.546cm" svg:y2="10.125cm">
            <text:p/>
          </draw:line>
          <draw:line draw:style-name="gr3" draw:text-style-name="P3" draw:layer="layout" svg:x1="12.434cm" svg:y1="11.161cm" svg:x2="11.588cm" svg:y2="10.152cm">
            <text:p/>
          </draw:line>
          <draw:line draw:style-name="gr3" draw:text-style-name="P3" draw:layer="layout" svg:x1="14.112cm" svg:y1="11.162cm" svg:x2="13.266cm" svg:y2="10.153cm">
            <text:p/>
          </draw:line>
          <draw:line draw:style-name="gr3" draw:text-style-name="P3" draw:layer="layout" svg:x1="14.097cm" svg:y1="11.112cm" svg:x2="14.5cm" svg:y2="10.616cm">
            <text:p/>
          </draw:line>
        </draw:g>
        <draw:g xml:id="id2" draw:id="id2">
          <draw:line draw:style-name="gr3" draw:text-style-name="P3" draw:layer="layout" svg:x1="7.227cm" svg:y1="11.662cm" svg:x2="6.722cm" svg:y2="11.191cm">
            <text:p/>
          </draw:line>
          <draw:line draw:style-name="gr3" draw:text-style-name="P3" draw:layer="layout" svg:x1="7.713cm" svg:y1="10.172cm" svg:x2="6.723cm" svg:y2="11.199cm">
            <text:p/>
          </draw:line>
          <draw:line draw:style-name="gr3" draw:text-style-name="P3" draw:layer="layout" svg:x1="7.733cm" svg:y1="8.194cm" svg:x2="6.706cm" svg:y2="7.204cm">
            <text:p/>
          </draw:line>
          <draw:line draw:style-name="gr3" draw:text-style-name="P3" draw:layer="layout" svg:x1="7.737cm" svg:y1="10.221cm" svg:x2="6.71cm" svg:y2="9.231cm">
            <text:p/>
          </draw:line>
          <draw:line draw:style-name="gr3" draw:text-style-name="P3" draw:layer="layout" svg:x1="7.726cm" svg:y1="8.153cm" svg:x2="6.736cm" svg:y2="9.18cm">
            <text:p/>
          </draw:line>
          <draw:line draw:style-name="gr3" draw:text-style-name="P3" draw:layer="layout" svg:x1="7.69cm" svg:y1="6.152cm" svg:x2="6.7cm" svg:y2="7.179cm">
            <text:p/>
          </draw:line>
          <draw:line draw:style-name="gr3" draw:text-style-name="P3" draw:layer="layout" svg:x1="7.641cm" svg:y1="6.171cm" svg:x2="7.136cm" svg:y2="5.7cm">
            <text:p/>
          </draw:line>
        </draw:g>
        <draw:g xml:id="id6" draw:id="id6">
          <draw:line draw:style-name="gr3" draw:text-style-name="P3" draw:layer="layout" svg:x1="8.99cm" svg:y1="18.5cm" svg:x2="8.485cm" svg:y2="18.029cm">
            <text:p/>
          </draw:line>
          <draw:line draw:style-name="gr3" draw:text-style-name="P3" draw:layer="layout" svg:x1="9.476cm" svg:y1="17.01cm" svg:x2="8.486cm" svg:y2="18.037cm">
            <text:p/>
          </draw:line>
          <draw:line draw:style-name="gr3" draw:text-style-name="P3" draw:layer="layout" svg:x1="9.496cm" svg:y1="15.032cm" svg:x2="8.469cm" svg:y2="14.042cm">
            <text:p/>
          </draw:line>
          <draw:line draw:style-name="gr3" draw:text-style-name="P3" draw:layer="layout" svg:x1="9.5cm" svg:y1="17.059cm" svg:x2="8.473cm" svg:y2="16.069cm">
            <text:p/>
          </draw:line>
          <draw:line draw:style-name="gr3" draw:text-style-name="P3" draw:layer="layout" svg:x1="9.489cm" svg:y1="14.991cm" svg:x2="8.499cm" svg:y2="16.018cm">
            <text:p/>
          </draw:line>
          <draw:line draw:style-name="gr3" draw:text-style-name="P3" draw:layer="layout" svg:x1="9.453cm" svg:y1="12.99cm" svg:x2="8.463cm" svg:y2="14.017cm">
            <text:p/>
          </draw:line>
          <draw:line draw:style-name="gr3" draw:text-style-name="P3" draw:layer="layout" svg:x1="9.404cm" svg:y1="13.009cm" svg:x2="8.899cm" svg:y2="12.538cm">
            <text:p/>
          </draw:line>
        </draw:g>
        <draw:g xml:id="id1" draw:id="id1">
          <draw:line draw:style-name="gr3" draw:text-style-name="P3" draw:layer="layout" svg:x1="4.18cm" svg:y1="5.316cm" svg:x2="4.18cm" svg:y2="3.3cm">
            <text:p/>
          </draw:line>
          <draw:line draw:style-name="gr3" draw:text-style-name="P3" draw:layer="layout" svg:x1="4.18cm" svg:y1="5.316cm" svg:x2="4.18cm" svg:y2="3.3cm">
            <text:p/>
          </draw:line>
          <draw:line draw:style-name="gr3" draw:text-style-name="P3" draw:layer="layout" svg:x1="5.081cm" svg:y1="5.316cm" svg:x2="5.081cm" svg:y2="3.3cm">
            <text:p/>
          </draw:line>
          <draw:line draw:style-name="gr3" draw:text-style-name="P3" draw:layer="layout" svg:x1="6.3cm" svg:y1="4.323cm" svg:x2="5.077cm" svg:y2="4.307cm">
            <text:p/>
          </draw:line>
          <draw:line draw:style-name="gr3" draw:text-style-name="P3" draw:layer="layout" svg:x1="4.199cm" svg:y1="4.323cm" svg:x2="2.976cm" svg:y2="4.307cm">
            <text:p/>
          </draw:line>
        </draw:g>
        <draw:g xml:id="id9" draw:id="id9">
          <draw:line draw:style-name="gr3" draw:text-style-name="P3" draw:layer="layout" svg:x1="22.8cm" svg:y1="7.284cm" svg:x2="24.816cm" svg:y2="7.284cm">
            <text:p/>
          </draw:line>
          <draw:line draw:style-name="gr3" draw:text-style-name="P3" draw:layer="layout" svg:x1="22.8cm" svg:y1="7.284cm" svg:x2="24.816cm" svg:y2="7.284cm">
            <text:p/>
          </draw:line>
          <draw:line draw:style-name="gr3" draw:text-style-name="P3" draw:layer="layout" svg:x1="22.8cm" svg:y1="8.184cm" svg:x2="24.816cm" svg:y2="8.184cm">
            <text:p/>
          </draw:line>
          <draw:line draw:style-name="gr3" draw:text-style-name="P3" draw:layer="layout" svg:x1="23.794cm" svg:y1="9.4cm" svg:x2="23.81cm" svg:y2="8.177cm">
            <text:p/>
          </draw:line>
          <draw:line draw:style-name="gr3" draw:text-style-name="P3" draw:layer="layout" svg:x1="23.794cm" svg:y1="7.302cm" svg:x2="23.81cm" svg:y2="6.079cm">
            <text:p/>
          </draw:line>
        </draw:g>
        <draw:g xml:id="id7" draw:id="id7">
          <draw:line draw:style-name="gr3" draw:text-style-name="P3" draw:layer="layout" svg:x1="22.8cm" svg:y1="16.184cm" svg:x2="24.816cm" svg:y2="16.184cm">
            <text:p/>
          </draw:line>
          <draw:line draw:style-name="gr3" draw:text-style-name="P3" draw:layer="layout" svg:x1="22.8cm" svg:y1="16.184cm" svg:x2="24.816cm" svg:y2="16.184cm">
            <text:p/>
          </draw:line>
          <draw:line draw:style-name="gr3" draw:text-style-name="P3" draw:layer="layout" svg:x1="22.8cm" svg:y1="17.084cm" svg:x2="24.816cm" svg:y2="17.084cm">
            <text:p/>
          </draw:line>
          <draw:line draw:style-name="gr3" draw:text-style-name="P3" draw:layer="layout" svg:x1="23.794cm" svg:y1="18.3cm" svg:x2="23.81cm" svg:y2="17.077cm">
            <text:p/>
          </draw:line>
          <draw:line draw:style-name="gr3" draw:text-style-name="P3" draw:layer="layout" svg:x1="23.794cm" svg:y1="16.202cm" svg:x2="23.81cm" svg:y2="14.979cm">
            <text:p/>
          </draw:line>
        </draw:g>
        <draw:g xml:id="id10" draw:id="id10">
          <draw:line draw:style-name="gr3" draw:text-style-name="P3" draw:layer="layout" svg:x1="22.8cm" svg:y1="11.584cm" svg:x2="24.816cm" svg:y2="11.584cm">
            <text:p/>
          </draw:line>
          <draw:line draw:style-name="gr3" draw:text-style-name="P3" draw:layer="layout" svg:x1="22.8cm" svg:y1="11.584cm" svg:x2="24.816cm" svg:y2="11.584cm">
            <text:p/>
          </draw:line>
          <draw:line draw:style-name="gr3" draw:text-style-name="P3" draw:layer="layout" svg:x1="22.8cm" svg:y1="12.484cm" svg:x2="24.816cm" svg:y2="12.484cm">
            <text:p/>
          </draw:line>
          <draw:line draw:style-name="gr3" draw:text-style-name="P3" draw:layer="layout" svg:x1="23.794cm" svg:y1="13.7cm" svg:x2="23.81cm" svg:y2="12.477cm">
            <text:p/>
          </draw:line>
          <draw:line draw:style-name="gr3" draw:text-style-name="P3" draw:layer="layout" svg:x1="23.794cm" svg:y1="11.602cm" svg:x2="23.81cm" svg:y2="10.379cm">
            <text:p/>
          </draw:line>
        </draw:g>
        <draw:connector draw:style-name="gr4" draw:text-style-name="P1" xml:id="id8" draw:id="id8" draw:layer="layout" svg:x1="6.3cm" svg:y1="4.308cm" svg:x2="7.218cm" svg:y2="5.7cm" draw:start-shape="id1" draw:start-glue-point="1" draw:end-shape="id2" draw:end-glue-point="0" svg:d="M6300 4308h918v1392" svg:viewBox="0 0 919 1393">
          <text:p/>
        </draw:connector>
        <draw:connector draw:style-name="gr4" draw:text-style-name="P1" draw:layer="layout" svg:x1="9.5cm" svg:y1="10.633cm" svg:x2="10.844cm" svg:y2="5.639cm" draw:start-shape="id3" draw:start-glue-point="3" draw:end-shape="id4" draw:end-glue-point="5" svg:d="M9500 10633h-550v-4994h1894" svg:viewBox="0 0 1895 4995">
          <text:p/>
        </draw:connector>
        <draw:connector draw:style-name="gr4" draw:text-style-name="P1" draw:layer="layout" svg:x1="14.5cm" svg:y1="10.633cm" svg:x2="17.5cm" svg:y2="4.966cm" draw:start-shape="id3" draw:start-glue-point="1" draw:end-shape="id5" draw:end-glue-point="3" svg:d="M14500 10633h1500v-5667h1500" svg:viewBox="0 0 3001 5668">
          <text:p/>
        </draw:connector>
        <draw:connector draw:style-name="gr4" draw:text-style-name="P1" draw:layer="layout" draw:line-skew="0.95cm" svg:x1="8.981cm" svg:y1="18.5cm" svg:x2="23.808cm" svg:y2="18.3cm" draw:start-shape="id6" draw:start-glue-point="2" draw:end-shape="id7" draw:end-glue-point="2" svg:d="M8981 18500v1500h14827v-1700" svg:viewBox="0 0 14828 1701">
          <text:p/>
        </draw:connector>
        <draw:connector draw:style-name="gr5" draw:text-style-name="P4" draw:layer="layout" draw:type="line" svg:x1="8.981cm" svg:y1="12.538cm" svg:x2="8.957cm" svg:y2="10.655cm" draw:start-shape="id6" draw:start-glue-point="0" svg:d="M8981 12538l-24-1883" svg:viewBox="0 0 25 1884">
          <text:p/>
        </draw:connector>
        <draw:connector draw:style-name="gr5" draw:text-style-name="P4" draw:layer="layout" draw:type="line" svg:x1="13.383cm" svg:y1="4.998cm" svg:x2="17.5cm" svg:y2="4.966cm" draw:start-shape="id4" draw:start-glue-point="1" draw:end-shape="id5" draw:end-glue-point="3" svg:d="M13383 4998l4117-32" svg:viewBox="0 0 4118 33">
          <text:p/>
        </draw:connector>
        <draw:connector draw:style-name="gr5" draw:text-style-name="P4" draw:layer="layout" draw:type="line" svg:x1="7.218cm" svg:y1="4.308cm" svg:x2="10.844cm" svg:y2="4.343cm" draw:start-shape="id8" draw:start-glue-point="0" draw:end-shape="id4" draw:end-glue-point="4" svg:d="M7218 4308l3626 35" svg:viewBox="0 0 3627 36">
          <text:p/>
        </draw:connector>
        <draw:connector draw:style-name="gr4" draw:text-style-name="P1" draw:layer="layout" draw:line-skew="0.368cm" svg:x1="7.218cm" svg:y1="11.662cm" svg:x2="1.496cm" svg:y2="13.052cm" draw:start-shape="id2" draw:start-glue-point="2" svg:d="M7218 11662v1338h-5722v52" svg:viewBox="0 0 5723 1391">
          <text:p/>
        </draw:connector>
        <draw:connector draw:style-name="gr4" draw:text-style-name="P1" xml:id="id16" draw:id="id16" draw:layer="layout" svg:x1="22.8cm" svg:y1="4.966cm" svg:x2="23.808cm" svg:y2="6.079cm" draw:start-shape="id5" draw:start-glue-point="1" draw:end-shape="id9" draw:end-glue-point="0" svg:d="M22800 4966h1008v1113" svg:viewBox="0 0 1009 1114">
          <text:p/>
        </draw:connector>
        <draw:connector draw:style-name="gr5" draw:text-style-name="P4" draw:layer="layout" draw:type="line" svg:x1="23.808cm" svg:y1="10.379cm" svg:x2="23.808cm" svg:y2="10.379cm" draw:start-shape="id10" draw:start-glue-point="0" draw:end-shape="id10" draw:end-glue-point="0" svg:d="M23808 10379z" svg:viewBox="0 0 1 1">
          <text:p/>
        </draw:connector>
        <draw:connector draw:style-name="gr5" draw:text-style-name="P4" xml:id="id14" draw:id="id14" draw:layer="layout" draw:type="line" svg:x1="23.808cm" svg:y1="10.379cm" svg:x2="23.808cm" svg:y2="9.4cm" draw:start-shape="id10" draw:end-shape="id9" draw:end-glue-point="2" svg:d="M23808 10379v-979" svg:viewBox="0 0 1 980">
          <text:p/>
        </draw:connector>
        <draw:connector draw:style-name="gr5" draw:text-style-name="P4" xml:id="id15" draw:id="id15" draw:layer="layout" draw:type="line" svg:x1="23.808cm" svg:y1="14.979cm" svg:x2="23.808cm" svg:y2="13.7cm" draw:start-shape="id7" draw:start-glue-point="0" draw:end-shape="id10" draw:end-glue-point="2" svg:d="M23808 14979v-1279" svg:viewBox="0 0 1 1280">
          <text:p/>
        </draw:connector>
        <draw:connector draw:style-name="gr5" draw:text-style-name="P4" draw:layer="layout" draw:type="line" svg:x1="2.976cm" svg:y1="4.308cm" svg:x2="1.673cm" svg:y2="4.321cm" draw:start-shape="id1" draw:start-glue-point="3" svg:d="M2976 4308l-1303 13" svg:viewBox="0 0 1304 14">
          <text:p/>
        </draw:connector>
        <draw:frame draw:style-name="gr6" draw:text-style-name="P6" draw:layer="layout" svg:width="4.6cm" svg:height="2.5cm" svg:x="-0.3cm" svg:y="7.6cm">
          <draw:text-box>
            <text:p text:style-name="P5">Voltage </text:p>
            <text:p text:style-name="P5">Input</text:p>
          </draw:text-box>
        </draw:frame>
        <draw:frame draw:style-name="gr7" draw:text-style-name="P8" draw:layer="layout" svg:width="1.1cm" svg:height="1.119cm" svg:x="0.4cm" svg:y="3.881cm">
          <draw:text-box>
            <text:p text:style-name="P7"><text:span text:style-name="T1">+</text:span></text:p>
          </draw:text-box>
        </draw:frame>
        <draw:frame draw:style-name="gr7" draw:text-style-name="P8" draw:layer="layout" svg:width="1.1cm" svg:height="1.119cm" svg:x="0.4cm" svg:y="12.081cm">
          <draw:text-box>
            <text:p text:style-name="P7"><text:span text:style-name="T1">_</text:span></text:p>
          </draw:text-box>
        </draw:frame>
        <draw:frame draw:style-name="gr8" draw:text-style-name="P8" draw:layer="layout" svg:width="1.6cm" svg:height="1.8cm" svg:x="3.9cm" svg:y="2cm">
          <draw:text-box>
            <text:p text:style-name="P7"><text:span text:style-name="T1">C</text:span><text:span text:style-name="T2">1</text:span></text:p>
          </draw:text-box>
        </draw:frame>
        <draw:frame draw:style-name="gr8" draw:text-style-name="P8" draw:layer="layout" svg:width="1.6cm" svg:height="1.8cm" svg:x="25cm" svg:y="7.1cm">
          <draw:text-box>
            <text:p text:style-name="P7"><text:span text:style-name="T1">C</text:span><text:span text:style-name="T2">2</text:span></text:p>
          </draw:text-box>
        </draw:frame>
        <draw:frame draw:style-name="gr8" draw:text-style-name="P8" draw:layer="layout" svg:width="1.6cm" svg:height="1.8cm" svg:x="24.9cm" svg:y="11.4cm">
          <draw:text-box>
            <text:p text:style-name="P7"><text:span text:style-name="T1">C</text:span><text:span text:style-name="T2">21</text:span></text:p>
          </draw:text-box>
        </draw:frame>
        <draw:frame draw:style-name="gr8" draw:text-style-name="P8" draw:layer="layout" svg:width="1.6cm" svg:height="1.8cm" svg:x="24.9cm" svg:y="16.1cm">
          <draw:text-box>
            <text:p text:style-name="P7"><text:span text:style-name="T1">C</text:span><text:span text:style-name="T2">22</text:span></text:p>
          </draw:text-box>
        </draw:frame>
        <draw:frame draw:style-name="gr8" draw:text-style-name="P8" draw:layer="layout" svg:width="1.6cm" svg:height="1.8cm" svg:x="5.5cm" svg:y="8.1cm">
          <draw:text-box>
            <text:p text:style-name="P7"><text:span text:style-name="T3">R</text:span><text:span text:style-name="T2">1</text:span></text:p>
          </draw:text-box>
        </draw:frame>
        <draw:frame draw:style-name="gr8" draw:text-style-name="P8" draw:layer="layout" svg:width="1.6cm" svg:height="1.8cm" svg:x="12cm" svg:y="11.2cm">
          <draw:text-box>
            <text:p text:style-name="P7"><text:span text:style-name="T3">R</text:span><text:span text:style-name="T2">4</text:span></text:p>
          </draw:text-box>
        </draw:frame>
        <draw:frame draw:style-name="gr8" draw:text-style-name="P8" draw:layer="layout" svg:width="1.6cm" svg:height="1.8cm" svg:x="10.2cm" svg:y="14.9cm">
          <draw:text-box>
            <text:p text:style-name="P7"><text:span text:style-name="T3">R</text:span><text:span text:style-name="T2">3</text:span></text:p>
          </draw:text-box>
        </draw:frame>
        <draw:frame draw:style-name="gr8" draw:text-style-name="P8" draw:layer="layout" svg:width="1.6cm" svg:height="1.8cm" svg:x="19.7cm" svg:y="5.8cm">
          <draw:text-box>
            <text:p text:style-name="P7"><text:span text:style-name="T3">R</text:span><text:span text:style-name="T2">2</text:span></text:p>
          </draw:text-box>
        </draw:frame>
        <draw:g xml:id="id11" draw:id="id11">
          <draw:line draw:style-name="gr3" draw:text-style-name="P3" draw:layer="layout" svg:x1="20.49cm" svg:y1="19.1cm" svg:x2="19.985cm" svg:y2="18.768cm">
            <text:p/>
          </draw:line>
          <draw:line draw:style-name="gr3" draw:text-style-name="P3" draw:layer="layout" svg:x1="20.976cm" svg:y1="18.05cm" svg:x2="19.986cm" svg:y2="18.773cm">
            <text:p/>
          </draw:line>
          <draw:line draw:style-name="gr3" draw:text-style-name="P3" draw:layer="layout" svg:x1="20.996cm" svg:y1="16.657cm" svg:x2="19.969cm" svg:y2="15.96cm">
            <text:p/>
          </draw:line>
          <draw:line draw:style-name="gr3" draw:text-style-name="P3" draw:layer="layout" svg:x1="21cm" svg:y1="18.084cm" svg:x2="19.973cm" svg:y2="17.387cm">
            <text:p/>
          </draw:line>
          <draw:line draw:style-name="gr3" draw:text-style-name="P3" draw:layer="layout" svg:x1="20.989cm" svg:y1="16.628cm" svg:x2="19.999cm" svg:y2="17.351cm">
            <text:p/>
          </draw:line>
          <draw:line draw:style-name="gr3" draw:text-style-name="P3" draw:layer="layout" svg:x1="20.953cm" svg:y1="15.218cm" svg:x2="19.963cm" svg:y2="15.941cm">
            <text:p/>
          </draw:line>
          <draw:line draw:style-name="gr3" draw:text-style-name="P3" draw:layer="layout" svg:x1="20.904cm" svg:y1="15.232cm" svg:x2="20.399cm" svg:y2="14.9cm">
            <text:p/>
          </draw:line>
        </draw:g>
        <draw:g xml:id="id12" draw:id="id12">
          <draw:line draw:style-name="gr3" draw:text-style-name="P3" draw:layer="layout" svg:x1="18.127cm" svg:y1="15.3cm" svg:x2="17.622cm" svg:y2="14.96cm">
            <text:p/>
          </draw:line>
          <draw:line draw:style-name="gr3" draw:text-style-name="P3" draw:layer="layout" svg:x1="18.613cm" svg:y1="14.225cm" svg:x2="17.623cm" svg:y2="14.966cm">
            <text:p/>
          </draw:line>
          <draw:line draw:style-name="gr3" draw:text-style-name="P3" draw:layer="layout" svg:x1="18.633cm" svg:y1="12.799cm" svg:x2="17.606cm" svg:y2="12.085cm">
            <text:p/>
          </draw:line>
          <draw:line draw:style-name="gr3" draw:text-style-name="P3" draw:layer="layout" svg:x1="18.637cm" svg:y1="14.261cm" svg:x2="17.61cm" svg:y2="13.547cm">
            <text:p/>
          </draw:line>
          <draw:line draw:style-name="gr3" draw:text-style-name="P3" draw:layer="layout" svg:x1="18.626cm" svg:y1="12.769cm" svg:x2="17.636cm" svg:y2="13.51cm">
            <text:p/>
          </draw:line>
          <draw:line draw:style-name="gr3" draw:text-style-name="P3" draw:layer="layout" svg:x1="18.59cm" svg:y1="11.326cm" svg:x2="17.6cm" svg:y2="12.067cm">
            <text:p/>
          </draw:line>
          <draw:line draw:style-name="gr3" draw:text-style-name="P3" draw:layer="layout" svg:x1="18.541cm" svg:y1="11.34cm" svg:x2="18.036cm" svg:y2="11cm">
            <text:p/>
          </draw:line>
        </draw:g>
        <draw:connector draw:style-name="gr4" draw:text-style-name="P1" xml:id="id13" draw:id="id13" draw:layer="layout" draw:line-skew="0.187cm" svg:x1="20.481cm" svg:y1="19.1cm" svg:x2="23.845cm" svg:y2="19.976cm" draw:start-shape="id11" draw:start-glue-point="2" svg:d="M20481 19100v900h3364v-24" svg:viewBox="0 0 3365 901">
          <text:p/>
        </draw:connector>
        <draw:connector draw:style-name="gr4" draw:text-style-name="P1" draw:layer="layout" draw:line-skew="-0.501cm" svg:x1="18.118cm" svg:y1="15.3cm" svg:x2="22.163cm" svg:y2="20cm" draw:start-shape="id12" draw:start-glue-point="2" draw:end-shape="id13" draw:end-glue-point="0" svg:d="M18118 15300v4700h4045" svg:viewBox="0 0 4046 4701">
          <text:p/>
        </draw:connector>
        <draw:connector draw:style-name="gr4" draw:text-style-name="P1" draw:layer="layout" svg:x1="18.118cm" svg:y1="11cm" svg:x2="23.808cm" svg:y2="9.889cm" draw:start-shape="id12" draw:start-glue-point="0" draw:end-shape="id14" draw:end-glue-point="0" svg:d="M18118 11000v-1111h5690" svg:viewBox="0 0 5691 1112">
          <text:p/>
        </draw:connector>
        <draw:connector draw:style-name="gr4" draw:text-style-name="P1" draw:layer="layout" svg:x1="20.481cm" svg:y1="14.9cm" svg:x2="23.808cm" svg:y2="14.339cm" draw:start-shape="id11" draw:start-glue-point="0" draw:end-shape="id15" draw:end-glue-point="0" svg:d="M20481 14900v-561h3327" svg:viewBox="0 0 3328 562">
          <text:p/>
        </draw:connector>
        <draw:frame draw:style-name="gr8" draw:text-style-name="P8" draw:layer="layout" svg:width="1.6cm" svg:height="1.8cm" svg:x="16.2cm" svg:y="12.4cm">
          <draw:text-box>
            <text:p text:style-name="P7"><text:span text:style-name="T3">R</text:span><text:span text:style-name="T2">a</text:span></text:p>
          </draw:text-box>
        </draw:frame>
        <draw:frame draw:style-name="gr8" draw:text-style-name="P8" draw:layer="layout" svg:width="1.6cm" svg:height="1.8cm" svg:x="18.7cm" svg:y="16.3cm">
          <draw:text-box>
            <text:p text:style-name="P7"><text:span text:style-name="T3">R</text:span><text:span text:style-name="T2">b</text:span></text:p>
          </draw:text-box>
        </draw:frame>
        <draw:connector draw:style-name="gr5" draw:text-style-name="P4" draw:layer="layout" draw:type="line" svg:x1="23.845cm" svg:y1="19.976cm" svg:x2="28.542cm" svg:y2="20.042cm" draw:start-shape="id13" draw:start-glue-point="3" svg:d="M23845 19976l4697 66" svg:viewBox="0 0 4698 67">
          <text:p/>
        </draw:connector>
        <draw:frame draw:style-name="gr7" draw:text-style-name="P8" draw:layer="layout" svg:width="1.1cm" svg:height="1.119cm" svg:x="28.7cm" svg:y="19.082cm">
          <draw:text-box>
            <text:p text:style-name="P7"><text:span text:style-name="T1">_</text:span></text:p>
          </draw:text-box>
        </draw:frame>
        <draw:connector draw:style-name="gr5" draw:text-style-name="P4" draw:layer="layout" draw:type="line" svg:x1="23.808cm" svg:y1="4.966cm" svg:x2="28.409cm" svg:y2="4.994cm" draw:start-shape="id16" draw:start-glue-point="0" svg:d="M23808 4966l4601 28" svg:viewBox="0 0 4602 29">
          <text:p/>
        </draw:connector>
        <draw:frame draw:style-name="gr9" draw:text-style-name="P8" draw:layer="layout" svg:width="1.1cm" svg:height="1.119cm" svg:x="28.6cm" svg:y="4.382cm">
          <draw:text-box>
            <text:p text:style-name="P7"><text:span text:style-name="T1">+</text:span></text:p>
          </draw:text-box>
        </draw:frame>
        <draw:frame draw:style-name="gr6" draw:text-style-name="P6" draw:layer="layout" svg:width="4.6cm" svg:height="2.5cm" svg:x="26.1cm" svg:y="11.1cm">
          <draw:text-box>
            <text:p text:style-name="P5">Voltage </text:p>
            <text:p text:style-name="P5">Outp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5:39:55.013441112</meta:creation-date>
    <dc:date>2021-06-06T16:18:20.781888859</dc:date>
    <meta:editing-duration>PT34S</meta:editing-duration>
    <meta:editing-cycles>1</meta:editing-cycles>
    <meta:document-statistic meta:object-count="110"/>
    <meta:generator>LibreOffice/6.4.6.2$Linux_X86_64 LibreOffice_project/40$Build-2</meta:generator>
  </office:meta>
</office:document-meta>
</file>